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ec5a" officeooo:paragraph-rsid="0009ec5a" fo:background-color="#dedce6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style:text-properties fo:language="ca" fo:country="ES" officeooo:paragraph-rsid="0004098c"/>
    </style:style>
    <style:style style:name="P4" style:family="paragraph" style:parent-style-name="Standard">
      <style:paragraph-properties fo:line-height="150%"/>
      <style:text-properties style:text-underline-style="solid" style:text-underline-width="auto" style:text-underline-color="font-color" officeooo:rsid="0004098c" officeooo:paragraph-rsid="0004098c"/>
    </style:style>
    <style:style style:name="P5" style:family="paragraph" style:parent-style-name="Standard">
      <style:text-properties officeooo:rsid="00093f22" fo:background-color="#dee6ef"/>
    </style:style>
    <style:style style:name="P6" style:family="paragraph" style:parent-style-name="Standard">
      <style:text-properties officeooo:paragraph-rsid="0004098c"/>
    </style:style>
    <style:style style:name="P7" style:family="paragraph" style:parent-style-name="Standard">
      <style:text-properties officeooo:paragraph-rsid="0004098c" fo:background-color="#ffff00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language="ca" fo:country="ES" style:text-underline-style="solid" style:text-underline-width="auto" style:text-underline-color="font-color"/>
    </style:style>
    <style:style style:name="P10" style:family="paragraph" style:parent-style-name="Heading_20_1">
      <style:text-properties style:text-underline-style="solid" style:text-underline-width="auto" style:text-underline-color="font-color"/>
    </style:style>
    <style:style style:name="P11" style:family="paragraph" style:parent-style-name="Heading_20_1">
      <style:text-properties style:text-underline-style="solid" style:text-underline-width="auto" style:text-underline-color="font-color" officeooo:rsid="001025ff" officeooo:paragraph-rsid="001025ff"/>
    </style:style>
    <style:style style:name="P12" style:family="paragraph" style:parent-style-name="Standard" style:list-style-name="L1">
      <style:text-properties style:text-line-through-style="solid" style:text-line-through-type="single" officeooo:rsid="001025ff" officeooo:paragraph-rsid="001025ff"/>
    </style:style>
    <style:style style:name="P13" style:family="paragraph" style:parent-style-name="Standard" style:list-style-name="L1">
      <style:text-properties style:text-line-through-style="solid" style:text-line-through-type="single" officeooo:rsid="0015acfe" officeooo:paragraph-rsid="0015acfe"/>
    </style:style>
    <style:style style:name="P14" style:family="paragraph" style:parent-style-name="Standard" style:list-style-name="L1">
      <style:text-properties style:text-line-through-style="solid" style:text-line-through-type="single" style:text-underline-style="none" officeooo:rsid="00170ed5" officeooo:paragraph-rsid="00170ed5"/>
    </style:style>
    <style:style style:name="P15" style:family="paragraph" style:parent-style-name="Standard" style:list-style-name="L1">
      <style:text-properties style:text-line-through-style="solid" style:text-line-through-type="single" style:text-underline-style="none" officeooo:rsid="00216e7f" officeooo:paragraph-rsid="00216e7f"/>
    </style:style>
    <style:style style:name="P16" style:family="paragraph" style:parent-style-name="Standard" style:list-style-name="L1">
      <style:text-properties style:text-line-through-style="solid" style:text-line-through-type="single" style:text-underline-style="none" officeooo:rsid="001cc823" officeooo:paragraph-rsid="001cc823"/>
    </style:style>
    <style:style style:name="P17" style:family="paragraph" style:parent-style-name="Standard" style:list-style-name="L1">
      <style:text-properties style:text-line-through-style="solid" style:text-line-through-type="single" style:text-underline-style="none" officeooo:rsid="00245469" officeooo:paragraph-rsid="00245469"/>
    </style:style>
    <style:style style:name="P18" style:family="paragraph" style:parent-style-name="Standard" style:list-style-name="L1">
      <style:text-properties style:text-underline-style="solid" style:text-underline-width="auto" style:text-underline-color="font-color" officeooo:rsid="00183644" officeooo:paragraph-rsid="00183644"/>
    </style:style>
    <style:style style:name="P19" style:family="paragraph" style:parent-style-name="Standard" style:list-style-name="L2">
      <style:paragraph-properties fo:line-height="150%"/>
      <style:text-properties style:text-underline-style="solid" style:text-underline-width="auto" style:text-underline-color="font-color" officeooo:rsid="0011cdd7" officeooo:paragraph-rsid="0011cdd7"/>
    </style:style>
    <style:style style:name="P20" style:family="paragraph" style:parent-style-name="Standard">
      <style:text-properties style:text-underline-style="solid" style:text-underline-width="auto" style:text-underline-color="font-color" officeooo:rsid="00093f22" fo:background-color="#dee6ef"/>
    </style:style>
    <style:style style:name="P21" style:family="paragraph" style:parent-style-name="Standard" style:list-style-name="L1">
      <style:text-properties style:text-underline-style="none" officeooo:rsid="00183644" officeooo:paragraph-rsid="00183644"/>
    </style:style>
    <style:style style:name="P22" style:family="paragraph" style:parent-style-name="Standard" style:list-style-name="L1">
      <style:text-properties style:text-underline-style="none" officeooo:rsid="002066fe" officeooo:paragraph-rsid="002066fe"/>
    </style:style>
    <style:style style:name="P23" style:family="paragraph" style:parent-style-name="Standard" style:list-style-name="L1">
      <style:text-properties style:text-underline-style="none" officeooo:rsid="00216e7f" officeooo:paragraph-rsid="00216e7f"/>
    </style:style>
    <style:style style:name="P24" style:family="paragraph" style:parent-style-name="Standard" style:list-style-name="L1">
      <style:text-properties style:text-line-through-style="none" style:text-line-through-type="none" style:text-underline-style="none" officeooo:rsid="00245469" officeooo:paragraph-rsid="00245469"/>
    </style:style>
    <style:style style:name="T1" style:family="text">
      <style:text-properties officeooo:rsid="000cd5a0"/>
    </style:style>
    <style:style style:name="T2" style:family="text">
      <style:text-properties officeooo:rsid="00129dad"/>
    </style:style>
    <style:style style:name="T3" style:family="text">
      <style:text-properties officeooo:rsid="0015acfe"/>
    </style:style>
    <style:style style:name="T4" style:family="text">
      <style:text-properties officeooo:rsid="0017021a"/>
    </style:style>
    <style:style style:name="T5" style:family="text">
      <style:text-properties style:text-line-through-style="solid" style:text-line-through-type="single" style:text-underline-style="none"/>
    </style:style>
    <style:style style:name="T6" style:family="text">
      <style:text-properties style:text-line-through-style="none" style:text-line-through-typ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M07exercici4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M07exercici4</text:p>
          </text:index-title>
          <text:p text:style-name="P8"><text:a xlink:type="simple" xlink:href="#__RefHeading___Toc107_1647007264" text:style-name="Index_20_Link" text:visited-style-name="Index_20_Link">Enunciat<text:tab/>1</text:a></text:p>
          <text:p text:style-name="P8"><text:a xlink:type="simple" xlink:href="#__RefHeading___Toc309_2875065390" text:style-name="Index_20_Link" text:visited-style-name="Index_20_Link">ToDo<text:tab/>1</text:a></text:p>
          <text:p text:style-name="P8"><text:a xlink:type="simple" xlink:href="#__RefHeading___Toc311_2875065390" text:style-name="Index_20_Link" text:visited-style-name="Index_20_Link">Em quedo aquí:<text:tab/>1</text:a></text:p>
          <text:p text:style-name="P8"><text:a xlink:type="simple" xlink:href="#__RefHeading___Toc313_2875065390" text:style-name="Index_20_Link" text:visited-style-name="Index_20_Link">Dades Inicials<text:tab/>2</text:a></text:p>
        </text:index-body>
      </text:table-of-content>
      <text:p text:style-name="P2"/>
      <text:p text:style-name="P2"/>
      <text:h text:style-name="P9" text:outline-level="1"><text:bookmark-start text:name="__RefHeading___Toc107_1647007264"/>Enunciat<text:bookmark-end text:name="__RefHeading___Toc107_1647007264"/></text:h>
      <text:p text:style-name="P2"/>
      <text:p text:style-name="P5"/>
      <text:p text:style-name="P20"/>
      <text:h text:style-name="P11" text:outline-level="1"><text:bookmark-start text:name="__RefHeading___Toc309_2875065390"/>ToDo<text:bookmark-end text:name="__RefHeading___Toc309_2875065390"/></text:h>
      <text:list xml:id="list3533190721" text:style-name="L1">
        <text:list-item>
          <text:p text:style-name="P12">Mostrar missatge de que les dades han estat carregades. <text:s/><text:span text:style-name="T2">07/04/2021</text:span></text:p>
        </text:list-item>
        <text:list-item>
          <text:p text:style-name="P12">Desenvolupar mòdul per mostrar totes les dades carregades. <text:span text:style-name="T3">07/04/2021</text:span></text:p>
        </text:list-item>
        <text:list-item>
          <text:p text:style-name="P13"><text:span text:style-name="T4">Operativa Comptes Corrent –&gt; </text:span>Si no existeix el client, mostrar la llista de clients.</text:p>
        </text:list-item>
        <text:list-item>
          <text:p text:style-name="P14">Si el client accedeix a operativa sobre compte corrent i el client no té cap compte cal que es crei un abans de passar a l’operativa.</text:p>
        </text:list-item>
        <text:list-item>
          <text:p text:style-name="P18"><text:span text:style-name="T5">No afegeixo el compte corrent al client a l</text:span>’array</text:p>
        </text:list-item>
        <text:list-item>
          <text:p text:style-name="P16">dona com no existent el compte en l’entrada a l’operativa.</text:p>
        </text:list-item>
        <text:list-item>
          <text:p text:style-name="P21">He de comprobar que el número de compte no està repetit.</text:p>
        </text:list-item>
        <text:list-item>
          <text:p text:style-name="P22">Afegir missatge el compte . Ha estat creat.</text:p>
        </text:list-item>
        <text:list-item>
          <text:p text:style-name="P15">Operativa compte corrent no mostra els cognoms, dues vegades el nom.</text:p>
        </text:list-item>
        <text:list-item>
          <text:p text:style-name="P15">Eliminar testimoni var compte trobat </text:p>
        </text:list-item>
        <text:list-item>
          <text:p text:style-name="P17">Mostrar les transaccions del compte (Line 172) <text:s text:c="2"/>IndexOfBoundException ArrayList.</text:p>
        </text:list-item>
        <text:list-item>
          <text:p text:style-name="P24"/>
          <text:p text:style-name="P23"/>
        </text:list-item>
      </text:list>
      <text:h text:style-name="P10" text:outline-level="1"><text:bookmark-start text:name="__RefHeading___Toc311_2875065390"/>Em quedo aquí: <text:bookmark-end text:name="__RefHeading___Toc311_2875065390"/></text:h>
      <text:p text:style-name="P4"/>
      <text:list xml:id="list2432432892" text:style-name="L2">
        <text:list-item>
          <text:p text:style-name="P19"/>
        </text:list-item>
      </text:list>
      <text:p text:style-name="P4"/>
      <text:p text:style-name="P4"/>
      <text:p text:style-name="P4"/>
      <text:p text:style-name="P4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_Toc313_2875065390"/>Dades Inicials<text:bookmark-end text:name="__RefHeading___Toc313_2875065390"/></text:h>
      <text:p text:style-name="P6"/>
      <text:p text:style-name="P7"/>
      <text:p text:style-name="P7">Titular: juanjo, campos</text:p>
      <text:p text:style-name="P6"/>
      <text:p text:style-name="P6">CompteCorrent :12345678</text:p>
      <text:p text:style-name="P6">saldo= 50.0</text:p>
      <text:p text:style-name="P6"/>
      <text:p text:style-name="P6">data=Fri Feb 12 17:17:16 CET 2021, concepte=ingres, importe=20.5, saldo=50.0</text:p>
      <text:p text:style-name="P6"/>
      <text:p text:style-name="P6">data=Fri Mar 19 17:17:16 CET 2021, concepte=ingres, importe=120.5, saldo=50.0</text:p>
      <text:p text:style-name="P6"/>
      <text:p text:style-name="P6">data=Wed Mar 10 17:17:16 CET 2021, concepte=retirada, importe=10.5, saldo=50.0</text:p>
      <text:p text:style-name="P6"/>
      <text:p text:style-name="P6">Titular: Joan, Mainat</text:p>
      <text:p text:style-name="P6"/>
      <text:p text:style-name="P6">CompteCorrent :11111111</text:p>
      <text:p text:style-name="P6">saldo= 50.0</text:p>
      <text:p text:style-name="P6"/>
      <text:p text:style-name="P6">data=Wed Mar 10 17:17:16 CET 2021, concepte=ingres, importe=50.5, saldo=50.0</text:p>
      <text:p text:style-name="P6"/>
      <text:p text:style-name="P6">data=Mon Apr 19 17:17:16 CEST 2021, concepte=ingres, importe=150.5, saldo=50.0</text:p>
      <text:p text:style-name="P6"/>
      <text:p text:style-name="P6">data=Wed Mar 10 17:17:16 CET 2021, concepte=retirada, importe=10.5, saldo=50.0</text:p>
      <text:p text:style-name="P6"/>
      <text:p text:style-name="P6"/>
      <text:p text:style-name="P6"/>
      <text:p text:style-name="P7">Titular: Pere, Calders</text:p>
      <text:p text:style-name="P6"/>
      <text:p text:style-name="P6">CompteCorrent :22222222</text:p>
      <text:p text:style-name="P6">saldo= 50.0</text:p>
      <text:p text:style-name="P6"/>
      <text:p text:style-name="P6"><text:soft-page-break/>data=Wed Mar 10 17:17:16 CET 2021, concepte=ingres, importe=35.58, saldo=50.0</text:p>
      <text:p text:style-name="P6"/>
      <text:p text:style-name="P6">data=Wed Mar 10 17:17:16 CET 2021, concepte=retirada, importe=10.5, saldo=50.0</text:p>
      <text:p text:style-name="P6"/>
      <text:p text:style-name="P6"/>
      <text:p text:style-name="P6"/>
      <text:p text:style-name="P7">Titular: Rosa, Parks</text:p>
      <text:p text:style-name="P6"/>
      <text:p text:style-name="P6">CompteCorrent :33333333</text:p>
      <text:p text:style-name="P6">saldo= 50.0</text:p>
      <text:p text:style-name="P6"/>
      <text:p text:style-name="P6">data=Wed Mar 10 17:17:16 CET 2021, concepte=ingres, importe=70.5, saldo=50.0</text:p>
      <text:p text:style-name="P6"/>
      <text:p text:style-name="P6">data=Mon Apr 19 17:17:16 CEST 2021, concepte=ingres, importe=50.5, saldo=50.0</text:p>
      <text:p text:style-name="P6"/>
      <text:p text:style-name="P6">data=Wed Mar 10 17:17:16 CET 2021, concepte=retirada, importe=12.5, saldo=50.0</text:p>
      <text:p text:style-name="P6"/>
      <text:p text:style-name="P7">Titular: Tania, Garriga</text:p>
      <text:p text:style-name="P6"/>
      <text:p text:style-name="P6">CompteCorrent :44444444</text:p>
      <text:p text:style-name="P6">saldo= 50.0</text:p>
      <text:p text:style-name="P6"/>
      <text:p text:style-name="P6">data=Mon Apr 19 17:17:16 CEST 2021, concepte=ingres, importe=150.5, saldo=50.0</text:p>
      <text:p text:style-name="P6"/>
      <text:p text:style-name="P6">data=Wed Mar 10 17:17:16 CET 2021, concepte=retirada, importe=20.5, saldo=50.0</text:p>
      <text:p text:style-name="P6"/>
      <text:p text:style-name="P7">Titular: Marc, Salmeron</text:p>
      <text:p text:style-name="P6"/>
      <text:p text:style-name="P6">CompteCorrent :55555555</text:p>
      <text:p text:style-name="P6">saldo= 50.0</text:p>
      <text:p text:style-name="P6"/>
      <text:p text:style-name="P6">data=Mon Apr 19 17:17:16 CEST 2021, concepte=ingres, importe=50.5, saldo=50.0</text:p>
      <text:p text:style-name="P6"/>
      <text:p text:style-name="P6">data=Wed Mar 10 17:17:16 CET 2021, concepte=retirada, importe=10.5, saldo=50.0</text:p>
      <text:p text:style-name="P6"/>
      <text:p text:style-name="P6">Titular: Laia, Pinyol</text:p>
      <text:p text:style-name="P6"/>
      <text:p text:style-name="P6">CompteCorrent :66666666</text:p>
      <text:p text:style-name="P6">saldo= 50.0</text:p>
      <text:p text:style-name="P6"/>
      <text:p text:style-name="P6">data=Wed Mar 10 17:17:16 CET 2021, concepte=ingres, importe=50.5, saldo=50.0</text:p>
      <text:p text:style-name="P6"/>
      <text:p text:style-name="P6">data=Mon Apr 19 17:17:16 CEST 2021, concepte=ingres, importe=50.5, saldo=50.0</text:p>
      <text:p text:style-name="P6"/>
      <text:p text:style-name="P6">data=Wed Mar 10 17:17:16 CET 2021, concepte=retirada, importe=12.5, saldo=50.0</text:p>
      <text:p text:style-name="P6"/>
      <text:p text:style-name="P7">Titular: Nuria, Permach</text:p>
      <text:p text:style-name="P6"/>
      <text:p text:style-name="P6">CompteCorrent :77777777</text:p>
      <text:p text:style-name="P6">saldo= 50.0</text:p>
      <text:p text:style-name="P6"><text:soft-page-break/></text:p>
      <text:p text:style-name="P6">data=Wed Mar 10 17:17:16 CET 2021, concepte=ingres, importe=70.5, saldo=50.0</text:p>
      <text:p text:style-name="P6"/>
      <text:p text:style-name="P6">data=Mon Apr 19 17:17:16 CEST 2021, concepte=ingres, importe=50.5, saldo=50.0</text:p>
      <text:p text:style-name="P6"/>
      <text:p text:style-name="P6">data=Wed Mar 10 17:17:16 CET 2021, concepte=retirada, importe=12.5, saldo=50.0</text:p>
      <text:p text:style-name="P6"/>
      <text:p text:style-name="P7">Titular: Carme, Oliveres</text:p>
      <text:p text:style-name="P6"/>
      <text:p text:style-name="P6">CompteCorrent :88888888</text:p>
      <text:p text:style-name="P6">saldo= 50.0</text:p>
      <text:p text:style-name="P6"/>
      <text:p text:style-name="P6">data=Wed Mar 10 17:17:16 CET 2021, concepte=ingres, importe=70.5, saldo=50.0</text:p>
      <text:p text:style-name="P6"/>
      <text:p text:style-name="P6">data=Mon Apr 19 17:17:16 CEST 2021, concepte=ingres, importe=50.5, saldo=50.0</text:p>
      <text:p text:style-name="P6"/>
      <text:p text:style-name="P6">data=Wed Mar 10 17:17:16 CET 2021, concepte=retirada, importe=12.5, saldo=50.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ec5a" officeooo:paragraph-rsid="0009ec5a" fo:background-color="#dedce6"/>
    </style:style>
    <style:style style:name="MT1" style:family="text">
      <style:text-properties officeooo:rsid="000cd5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07 exercici <text:span text:style-name="MT1">3</text:span> <text:s text:c="11"/>Document de treball <text:tab/> <text:s text:c="57"/>pàgina <text:s text:c="2"/><text:page-number text:select-page="current">4</text:page-number><text:s/>de <text:page-count>4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08T22:06:25.467000000</dc:date>
    <meta:editing-duration>PT5H52M5S</meta:editing-duration>
    <meta:editing-cycles>16</meta:editing-cycles>
    <meta:document-statistic meta:table-count="0" meta:image-count="0" meta:object-count="0" meta:page-count="4" meta:paragraph-count="75" meta:word-count="444" meta:character-count="3339" meta:non-whitespace-character-count="2904"/>
  </office:meta>
</office:document-meta>
</file>